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pressionist 3 Revisited" svg:font-family="'Depressionist 3 Revisited'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6mm"/>
    </style:style>
    <style:style style:name="co2" style:family="table-column">
      <style:table-column-properties fo:break-before="auto" style:column-width="419.06mm"/>
    </style:style>
    <style:style style:name="co3" style:family="table-column">
      <style:table-column-properties fo:break-before="auto" style:column-width="33.39mm"/>
    </style:style>
    <style:style style:name="co4" style:family="table-column">
      <style:table-column-properties fo:break-before="auto" style:column-width="43.2mm"/>
    </style:style>
    <style:style style:name="co5" style:family="table-column">
      <style:table-column-properties fo:break-before="auto" style:column-width="39.9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9.3mm" fo:break-before="auto" style:use-optimal-row-height="false"/>
    </style:style>
    <style:style style:name="ro2" style:family="table-row">
      <style:table-row-properties style:row-height="9.26mm" fo:break-before="auto" style:use-optimal-row-height="false"/>
    </style:style>
    <style:style style:name="ro3" style:family="table-row">
      <style:table-row-properties style:row-height="16.05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2.01pt solid #000000" fo:background-color="#80808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ffff" style:font-name="Depressionist 3 Revisited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  <style:map style:condition="is-true-formula(ISEVEN(ROW()))" style:apply-style-name="Untitled2" style:base-cell-address="Paragraphs.A1"/>
    </style:style>
    <style:style style:name="ce6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mm"/>
      <style:text-properties style:font-name="Noto Sans1" fo:font-size="14pt" fo:font-style="italic" fo:font-weight="normal" style:font-size-asian="14pt" style:font-style-asian="italic" style:font-weight-asian="normal" style:font-size-complex="14pt" style:font-style-complex="italic" style:font-weight-complex="normal"/>
      <style:map style:condition="is-true-formula(ISEVEN(ROW()))" style:apply-style-name="Untitled2" style:base-cell-address="Paragraphs.A1"/>
    </style:style>
    <style:style style:name="ce7" style:family="table-cell" style:parent-style-name="Default">
      <style:table-cell-properties fo:border-bottom="2.01pt solid #000000" fo:background-color="#80808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ffff" style:font-name="Noto Sans1" fo:font-size="14pt" fo:font-style="normal" style:font-size-asian="14pt" style:font-style-asian="normal" style:font-size-complex="14pt" style:font-style-complex="normal"/>
      <style:map style:condition="is-true-formula(ISEVEN(ROW()))" style:apply-style-name="Untitled2" style:base-cell-address="Paragraphs.A1"/>
    </style:style>
    <style:style style:name="ce8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mm"/>
      <style:text-properties style:font-name="Noto Sans1" fo:font-size="14pt" fo:font-style="normal" style:font-size-asian="14pt" style:font-style-asian="normal" style:font-size-complex="14pt" style:font-style-complex="normal"/>
      <style:map style:condition="is-true-formula(ISEVEN(ROW()))" style:apply-style-name="Untitled2" style:base-cell-address="Paragraphs.A1"/>
    </style:style>
    <style:style style:name="ce9" style:family="table-cell" style:parent-style-name="Default">
      <style:table-cell-properties fo:border-bottom="2.01pt solid #000000" fo:background-color="#808080" style:text-align-source="fix" style:repeat-content="false" fo:border-left="0.99pt solid #ffffff" fo:border-right="0.99pt solid #ffffff" fo:border-top="0.99pt solid #ffffff" style:vertical-align="middle"/>
      <style:paragraph-properties fo:text-align="center" fo:margin-left="0mm"/>
      <style:text-properties fo:color="#ffffff" style:font-name="Depressionist 3 Revisited" fo:font-size="24pt" style:font-size-asian="24pt" style:font-size-complex="24pt"/>
      <style:map style:condition="is-true-formula(ISEVEN(ROW()))" style:apply-style-name="Untitled2" style:base-cell-address="Paragraphs.A1"/>
    </style:style>
    <style:style style:name="ce10" style:family="table-cell" style:parent-style-name="Default">
      <style:table-cell-properties fo:background-color="#333333" style:text-align-source="fix" style:repeat-content="false" fo:border="0.74pt solid #ffffff" style:vertical-align="middle"/>
      <style:paragraph-properties fo:text-align="center" fo:margin-left="0mm"/>
      <style:text-properties style:font-name="Noto Sans1" fo:font-size="14pt" style:font-size-asian="14pt" style:font-size-complex="14pt"/>
      <style:map style:condition="is-true-formula(ISEVEN(ROW()))" style:apply-style-name="Untitled2" style:base-cell-address="Paragraphs.C1"/>
    </style:style>
    <style:style style:name="ce11" style:family="table-cell" style:parent-style-name="Untitled2">
      <style:table-cell-properties fo:background-color="#333333" style:text-align-source="fix" style:repeat-content="false" fo:border="0.74pt solid #ffffff" style:vertical-align="middle"/>
      <style:paragraph-properties fo:text-align="center" fo:margin-left="0mm"/>
      <style:text-properties fo:font-size="14pt" style:font-size-asian="14pt" style:font-size-complex="14pt"/>
      <style:map style:condition="is-true-formula(ISEVEN(ROW()))" style:apply-style-name="Untitled2" style:base-cell-address="Paragraphs.C1"/>
    </style:style>
    <style:style style:name="ce12" style:family="table-cell" style:parent-style-name="Default">
      <style:table-cell-properties fo:border-bottom="2.01pt solid #000000" fo:background-color="#80808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ffff" style:font-name="Depressionist 3 Revisited" fo:font-size="18pt" style:font-size-asian="18pt" style:font-size-complex="18pt"/>
      <style:map style:condition="is-true-formula(ISEVEN(ROW()))" style:apply-style-name="Untitled2" style:base-cell-address="Paragraphs.A1"/>
    </style:style>
    <style:style style:name="ce13" style:family="table-cell" style:parent-style-name="Default">
      <style:table-cell-properties fo:background-color="#111111" style:vertical-align="middle"/>
      <style:text-properties style:font-name="Noto Sans1"/>
    </style:style>
    <style:style style:name="ce14" style:family="table-cell" style:parent-style-name="Default">
      <style:table-cell-properties fo:border-bottom="2.01pt solid #000000" fo:background-color="#808080" fo:border-left="none" fo:border-right="none" fo:border-top="none" style:vertical-align="middle"/>
      <style:text-properties fo:color="#ffffff" style:font-name="Noto Sans1"/>
      <style:map style:condition="is-true-formula(ISEVEN(ROW()))" style:apply-style-name="Untitled2" style:base-cell-address="Paragraphs.A1"/>
    </style:style>
    <style:style style:name="gr1" style:family="graphic">
      <style:graphic-properties fo:background-color="#666666"/>
    </style:style>
    <style:style style:name="P1" style:family="paragraph">
      <style:paragraph-properties fo:text-align="center"/>
      <style:text-properties fo:color="#ffffff" fo:font-family="'Depressionist 3 Revisited'" style:font-style-name="Bold" fo:font-size="36pt" fo:font-weight="normal"/>
    </style:style>
    <style:style style:name="T1" style:family="text">
      <style:text-properties style:font-name="Noto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graph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Generate video fil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RunPyTextbox?language=Basic&amp;location=application" xlink:type="simple"/>
              </office:event-listeners>
            </form:button>
          </form:form>
        </office:forms>
        <table:table-column table:style-name="co1" table:default-cell-style-name="ce6"/>
        <table:table-column table:style-name="co2" table:default-cell-style-name="ce8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1019" table:default-cell-style-name="ce13"/>
        <table:table-row table:style-name="ro1">
          <table:table-cell table:style-name="ce3" office:value-type="string" calcext:value-type="string">
            <text:p>Name</text:p>
          </table:table-cell>
          <table:table-cell table:style-name="ce7">
            <draw:control table:end-cell-address="Paragraphs.B1" table:end-x="419.07mm" table:end-y="19.29mm" draw:z-index="0" draw:name="Generate video files..." draw:style-name="gr1" draw:text-style-name="P1" svg:width="419.07mm" svg:height="19.29mm" svg:x="0mm" svg:y="0mm" draw:control="control1">
              <svg:title>Generate video files...</svg:title>
            </draw:control>
          </table:table-cell>
          <table:table-cell table:style-name="ce9" office:value-type="string" calcext:value-type="string">
            <text:p>Voiced</text:p>
          </table:table-cell>
          <table:table-cell table:style-name="ce9" office:value-type="string" calcext:value-type="string">
            <text:p>Appended</text:p>
          </table:table-cell>
          <table:table-cell table:style-name="ce9" office:value-type="string" calcext:value-type="string">
            <text:p>Selected</text:p>
          </table:table-cell>
          <table:table-cell table:style-name="ce12"/>
          <table:table-cell table:style-name="ce14" table:number-columns-repeated="1018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Here's your coffee. I've diluted it for you already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Ah, thanks."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Eavesdropping on conversations isn't all that noble, is it now, Shinjo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Well, I hadn't planned to hear it. The conversation just slipped into my earshot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Is that so, I wonder. You seem harmless enough on the surface but deep down you're a so called detective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So called? How cruel. At the least, this time I was being a proper adult; I hadn't been planning anything of the sort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Well I guess this incident sets you back about halfway to adulthood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That's a bit too harsh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Heh heh. Well, at least you've got the face of one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Only my face qualifies? Huh… I wonder if I should be glad or not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Anyway… yeah…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<text:span text:style-name="T1">"</text:span>Mio's story was, well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It really surprised me. The fact she was telling Miyashiro Takuru was unexpected too. But to think she had such a past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To be honest, I was interested as to why - her intense hatred for Gigalomaniacs... very unusual, to say the least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Hah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Momose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Hmmmm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Ah, you just looked like you were concentrating on something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Not at all - this is how I always look, nothing to see here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That is… normal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Hah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I revoke my previous statement. You are becoming a proper detective, with all the negative side effects alongside. ...okay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I will take that as a compliment. ...okay? So, what is bothering you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Is that the end to the story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The story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The recollection of Mio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Was that the whole story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Yeah. She left shortly after. It was tough for me to not get noticed. Go on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I see…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<text:span text:style-name="T1">"</text:span>Well then, she still hasn't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What do you mean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The story you heard…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mose</text:p>
          </table:table-cell>
          <table:table-cell office:value-type="string" calcext:value-type="string">
            <text:p><text:span text:style-name="T1">"...was merely the one Mio remembers.</text:span></text:p>
            <text:p><text:span text:style-name="T1">What if it'</text:span>s tainted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What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I mean, that story was merely how Mio has chosen to remember the events. How she has formulated them within her memories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Hold up. I am still not getting your point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The truth is different to whoever perceives the events, Shinjo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<text:span text:style-name="T1">"</text:span>Especially with regards to that which you do not wish to remember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So that conversation was just what Mio thinks but the actual circumstances were different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At the very least, it is different from the incident that I know of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Will you tell me? This different truth that you know of, Momose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Once knowing it, you promise not to change your outlook of her, agreed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Very well. The fact that she was in America, working in a research lab, is true. They were certainly researching Gigalomaniacs and performing various experiments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They continued to ignore the wellbeing of the children and increased the dosage of medication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But the key difference is: She knew. Mio knew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She knew? What did she know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The fact that the facility was trying to accelerate results and that the researchers had increased the concentration of the dose. It's that fact-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What! Then she was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Yes. She knew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<text:span text:style-name="T1">"</text:span>She knew the risks and averted her gaze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o</text:p>
          </table:table-cell>
          <table:table-cell office:value-type="string" calcext:value-type="string">
            <text:p>"Increase the potency? Are you sane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ctor</text:p>
          </table:table-cell>
          <table:table-cell office:value-type="string" calcext:value-type="string">
            <text:p>"At this rate, our advances will be too slow. It is a necessary measure to receive meaningful results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o</text:p>
          </table:table-cell>
          <table:table-cell office:value-type="string" calcext:value-type="string">
            <text:p>"But if we mess up even the slightest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ctor</text:p>
          </table:table-cell>
          <table:table-cell office:value-type="string" calcext:value-type="string">
            <text:p>"In our current situation, any delays will make this all go to waste. Are you fine with that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o</text:p>
          </table:table-cell>
          <table:table-cell office:value-type="string" calcext:value-type="string">
            <text:p>"That's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ctor</text:p>
          </table:table-cell>
          <table:table-cell office:value-type="string" calcext:value-type="string">
            <text:p>"All the suffering they have borne up until now will become meaningless. Everything will be taken away by the other researchers. As a scientist, would you be satisfied by that outcome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o</text:p>
          </table:table-cell>
          <table:table-cell office:value-type="string" calcext:value-type="string">
            <text:p>"Gnhh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ctor</text:p>
          </table:table-cell>
          <table:table-cell office:value-type="string" calcext:value-type="string">
            <text:p>"If you understand, don't raise objections just to save face. This is an order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o</text:p>
          </table:table-cell>
          <table:table-cell office:value-type="string" calcext:value-type="string">
            <text:p>"Gnhh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th</text:p>
          </table:table-cell>
          <table:table-cell office:value-type="string" calcext:value-type="string">
            <text:p>"Mio... Thank you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o</text:p>
          </table:table-cell>
          <table:table-cell office:value-type="string" calcext:value-type="string">
            <text:p>"What are you talking about, Beth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o</text:p>
          </table:table-cell>
          <table:table-cell office:value-type="string" calcext:value-type="string">
            <text:p>"I don't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ke</text:p>
          </table:table-cell>
          <table:table-cell office:value-type="string" calcext:value-type="string">
            <text:p>"Thank you, Mio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th</text:p>
          </table:table-cell>
          <table:table-cell office:value-type="string" calcext:value-type="string">
            <text:p>"Thank you for everything you did for us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o</text:p>
          </table:table-cell>
          <table:table-cell office:value-type="string" calcext:value-type="string">
            <text:p>"Ah... Ahhhh... Aaaaaaaargh! I... I killed them! I slaughtered those children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ctor</text:p>
          </table:table-cell>
          <table:table-cell office:value-type="string" calcext:value-type="string">
            <text:p>"Calm down! This was an accident, nobody is to blame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o</text:p>
          </table:table-cell>
          <table:table-cell office:value-type="string" calcext:value-type="string">
            <text:p>"I killed them! You... I killed you! Aaaaaaaargh!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ctor</text:p>
          </table:table-cell>
          <table:table-cell office:value-type="string" calcext:value-type="string">
            <text:p>"What are you doing!? Stop it! Somebody, come help! Restrain her! Hurry!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o</text:p>
          </table:table-cell>
          <table:table-cell office:value-type="string" calcext:value-type="string">
            <text:p>"Let me go! I... I... Aaaaaaaargh!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This is a bit too much. So Mio knew about the dosage increase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And just covered her ears and looked away. As a result, the children died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Wah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She could not bear to see the world after having destroyed it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While recovering in hospital, she rewrote the tragedy of her past within her own head. To her one, her only truth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Ahh…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What a mess. So the fact that she so resolutely despises Gigalomaniacs too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<text:span text:style-name="T1">"'Everything is their fault.'</text:span> – Using those words as reasoning she was able to balance the emotions in her heart and keep going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Hah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I always thought it strange. From our viewpoint, Miyashiro and the other Chaos Children are clearly victims. How could she have any reason to hate them with such a passion, I wondered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The mystery is now resolved - satisfied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It falls a bit short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I can tell from your face that you aren't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Kunosato Mio... She may have been a victim but she is also the culprit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I remind you, don't say a word of this to..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The responsibility for that decision does not lie in my hands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Huh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I am just an bystander; the ones to decide should be the victims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mose</text:p>
          </table:table-cell>
          <table:table-cell office:value-type="string" calcext:value-type="string">
            <text:p>"You... You're getting more cunning.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njo</text:p>
          </table:table-cell>
          <table:table-cell office:value-type="string" calcext:value-type="string">
            <text:p>"You're right. I am - you only just realized?"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1048446">
          <table:table-cell table:number-columns-repeated="1024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aragraphs.A1:Paragraphs.B1048576 Paragraphs.C1:Paragraphs.AMJ1">
            <calcext:condition calcext:apply-style-name="Untitled2" calcext:value="formula-is(ISEVEN(ROW()))" calcext:base-cell-address="Paragraphs.A1"/>
          </calcext:conditional-format>
          <calcext:conditional-format calcext:target-range-address="Paragraphs.C1:Paragraphs.E1048576">
            <calcext:condition calcext:apply-style-name="Untitled2" calcext:value="formula-is(ISEVEN(ROW()))" calcext:base-cell-address="Paragraphs.C1"/>
          </calcext:conditional-format>
        </calcext:conditional-formats>
      </table:table>
      <table:named-expressions>
        <table:named-range table:name="Character" table:base-cell-address="$Paragraphs.$A$1" table:cell-range-address="$Paragraphs.$A$1:.$A$1048576"/>
        <table:named-range table:name="Paragraph" table:base-cell-address="$Paragraphs.$B$1" table:cell-range-address="$Paragraphs.$B$1:.$B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pressionist 3 Revisited" svg:font-family="'Depressionist 3 Revisited'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1c1c1c"/>
    </style:style>
    <style:style style:name="Untitled2" style:family="table-cell" style:parent-style-name="Default">
      <style:table-cell-properties fo:background-color="#1c1c1c" loext:vertical-justify="auto"/>
      <style:paragraph-properties css3t:text-justify="auto"/>
      <style:text-properties fo:color="#ffffff" style:font-name="Noto Sans" fo:font-family="'Noto Sans'" style:font-style-name="Regular" style:font-family-generic="swiss" style:font-pitch="variable" fo:font-size="14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.00.0000</text:date>, <text:time style:data-style-name="N2" text:time-value="20:45:42.340046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dc:date>2019-05-26T20:51:39.148179846</dc:date>
    <meta:editing-duration>PT22H3M11S</meta:editing-duration>
    <meta:editing-cycles>196</meta:editing-cycles>
    <meta:document-statistic meta:table-count="1" meta:cell-count="287" meta:object-count="1"/>
  </office:meta>
</office:document-meta>
</file>